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a86a" officeooo:paragraph-rsid="0011a86a"/>
    </style:style>
    <style:style style:name="P2" style:family="paragraph" style:parent-style-name="Preformatted_20_Text">
      <style:text-properties officeooo:rsid="0011a86a" officeooo:paragraph-rsid="001390d0"/>
    </style:style>
    <style:style style:name="P3" style:family="paragraph" style:parent-style-name="Preformatted_20_Text">
      <style:text-properties officeooo:rsid="0011a86a" officeooo:paragraph-rsid="00148de9"/>
    </style:style>
    <style:style style:name="P4" style:family="paragraph" style:parent-style-name="Preformatted_20_Text">
      <style:text-properties officeooo:rsid="0011a86a" officeooo:paragraph-rsid="00161da4"/>
    </style:style>
    <style:style style:name="P5" style:family="paragraph" style:parent-style-name="Preformatted_20_Text">
      <style:text-properties officeooo:rsid="00161da4" officeooo:paragraph-rsid="00161d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</text:p>
      <text:p text:style-name="P1"><text:tab/>'serverTime': 1542279039837,</text:p>
      <text:p text:style-name="P1"><text:s/><text:tab/>'exchangeFilters': [],</text:p>
      <text:p text:style-name="P1"><text:tab/>'symbols': [</text:p>
      <text:p text:style-name="P1"><text:tab/><text:tab/>{'baseAssetPrecision': 8,</text:p>
      <text:p text:style-name="P1"><text:tab/><text:tab/> 'symbol': 'ETHBTC',</text:p>
      <text:p text:style-name="P1"><text:tab/><text:tab/> 'baseAsset': 'ETH',</text:p>
      <text:p text:style-name="P1"><text:tab/><text:tab/> 'filters': [</text:p>
      <text:p text:style-name="P1"><text:tab/><text:tab/><text:tab/>{</text:p>
      <text:p text:style-name="P1"><text:tab/><text:tab/><text:tab/><text:tab/>'filterType': 'PRICE_FILTER',</text:p>
      <text:p text:style-name="P1"><text:tab/><text:tab/><text:tab/><text:tab/>'maxPrice': '0.31652500',</text:p>
      <text:p text:style-name="P1"><text:tab/><text:tab/><text:tab/><text:tab/>'tickSize': '0.00000100', </text:p>
      <text:p text:style-name="P1"><text:tab/><text:tab/><text:tab/><text:tab/>'minPrice': '0.00316600'},</text:p>
      <text:p text:style-name="P1"><text:tab/><text:tab/><text:tab/>{</text:p>
      <text:p text:style-name="P1"><text:tab/><text:tab/><text:tab/><text:tab/>'filterType': 'LOT_SIZE', </text:p>
      <text:p text:style-name="P1"><text:tab/><text:tab/><text:tab/><text:tab/>'maxQty': '100000.00000000', </text:p>
      <text:p text:style-name="P1"><text:tab/><text:tab/><text:tab/><text:tab/>'minQty': '0.00100000', </text:p>
      <text:p text:style-name="P1"><text:tab/><text:tab/><text:tab/><text:tab/>'stepSize': '0.00100000'}, </text:p>
      <text:p text:style-name="P1"><text:tab/><text:tab/><text:tab/>{</text:p>
      <text:p text:style-name="P1"><text:tab/><text:tab/><text:tab/><text:tab/>'filterType': 'MIN_NOTIONAL', </text:p>
      <text:p text:style-name="P1"><text:tab/><text:tab/><text:tab/><text:tab/>'applyToMarket': True, </text:p>
      <text:p text:style-name="P1"><text:tab/><text:tab/><text:tab/><text:tab/>'avgPriceMins': 5, </text:p>
      <text:p text:style-name="P1"><text:tab/><text:tab/><text:tab/><text:tab/>'minNotional': '0.00100000'}, </text:p>
      <text:p text:style-name="P1"><text:tab/><text:tab/><text:tab/>{</text:p>
      <text:p text:style-name="P1"><text:tab/><text:tab/><text:tab/><text:tab/>'filterType': 'ICEBERG_PARTS',</text:p>
      <text:p text:style-name="P1"><text:tab/><text:tab/><text:tab/><text:tab/>'limit': 10}, </text:p>
      <text:p text:style-name="P1"><text:tab/><text:tab/><text:tab/>{</text:p>
      <text:p text:style-name="P1"><text:tab/><text:tab/><text:tab/><text:tab/>'filterType': 'MAX_NUM_ALGO_ORDERS', </text:p>
      <text:p text:style-name="P1"><text:tab/><text:tab/><text:tab/><text:tab/>'maxNumAlgoOrders': 5}</text:p>
      <text:p text:style-name="P1"><text:tab/><text:tab/><text:tab/>], </text:p>
      <text:p text:style-name="P1"><text:tab/><text:tab/>'status': 'TRADING',</text:p>
      <text:p text:style-name="P1"><text:tab/><text:tab/>'quotePrecision': 8, </text:p>
      <text:p text:style-name="P2"><text:tab/><text:tab/>'orderTypes': [</text:p>
      <text:p text:style-name="P2"><text:tab/><text:tab/><text:tab/>'LIMIT', </text:p>
      <text:p text:style-name="P2"><text:tab/><text:tab/><text:tab/>'LIMIT_MAKER', </text:p>
      <text:p text:style-name="P2"><text:tab/><text:tab/><text:tab/>'MARKET', </text:p>
      <text:p text:style-name="P2"><text:tab/><text:tab/><text:tab/>'STOP_LOSS_LIMIT', </text:p>
      <text:p text:style-name="P2"><text:tab/><text:tab/><text:tab/>'TAKE_PROFIT_LIMIT'], </text:p>
      <text:p text:style-name="P2"><text:tab/><text:tab/>'icebergAllowed': True, </text:p>
      <text:p text:style-name="P2"><text:tab/><text:tab/>'quoteAsset': 'BTC'},</text:p>
      <text:p text:style-name="P5">_____________________________________________________________________________</text:p>
      <text:p text:style-name="P3"><text:tab/><text:tab/>{'baseAssetPrecision': 8, </text:p>
      <text:p text:style-name="P3"><text:tab/><text:tab/>'symbol': 'BTCUSDT', </text:p>
      <text:p text:style-name="P3"><text:tab/><text:tab/>'baseAsset': 'BTC', </text:p>
      <text:p text:style-name="P4"><text:tab/><text:tab/>'filters': [</text:p>
      <text:p text:style-name="P4"><text:tab/><text:tab/><text:tab/>{</text:p>
      <text:p text:style-name="P3"><text:tab/><text:tab/><text:tab/>'filterType': 'PRICE_FILTER', </text:p>
      <text:p text:style-name="P3"><text:tab/><text:tab/><text:tab/>'maxPrice': '57616.80000000', </text:p>
      <text:p text:style-name="P3"><text:tab/><text:tab/><text:tab/>'tickSize': '0.01000000', </text:p>
      <text:p text:style-name="P4"><text:tab/><text:tab/><text:tab/>'minPrice': '576.17000000'</text:p>
      <text:p text:style-name="P4"><text:tab/><text:tab/><text:tab/>},</text:p>
      <text:p text:style-name="P4"><text:tab/><text:tab/><text:tab/>{</text:p>
      <text:p text:style-name="P4"><text:tab/><text:tab/><text:tab/>'filterType': 'LOT_SIZE', </text:p>
      <text:p text:style-name="P4"><text:tab/><text:tab/><text:tab/>'maxQty': '10000000.00000000', </text:p>
      <text:p text:style-name="P4"><text:tab/><text:tab/><text:tab/>'minQty': '0.00000100', </text:p>
      <text:p text:style-name="P4"><text:tab/><text:tab/><text:tab/>'stepSize': '0.00000100'</text:p>
      <text:p text:style-name="P4"><text:tab/><text:tab/><text:tab/>}, </text:p>
      <text:p text:style-name="P4"><text:tab/><text:tab/><text:tab/>{</text:p>
      <text:p text:style-name="P4"><text:tab/><text:tab/><text:tab/>'filterType': 'MIN_NOTIONAL', </text:p>
      <text:p text:style-name="P4"><text:tab/><text:tab/><text:tab/>'applyToMarket': True, </text:p>
      <text:p text:style-name="P4"><text:tab/><text:tab/><text:tab/>'avgPriceMins': 5, </text:p>
      <text:p text:style-name="P4"><text:tab/><text:tab/><text:tab/>'minNotional': '10.00000000'</text:p>
      <text:p text:style-name="P4"><text:tab/><text:tab/><text:tab/>}, </text:p>
      <text:p text:style-name="P4"><text:tab/><text:tab/><text:tab/>{</text:p>
      <text:p text:style-name="P4"><text:tab/><text:tab/><text:tab/>'filterType': 'ICEBERG_PARTS', </text:p>
      <text:p text:style-name="P4"><text:tab/><text:tab/><text:tab/>'limit': 10</text:p>
      <text:p text:style-name="P4"><text:tab/><text:tab/><text:tab/>}, </text:p>
      <text:p text:style-name="P4"><text:tab/><text:tab/><text:tab/>{</text:p>
      <text:p text:style-name="P4"><text:tab/><text:tab/><text:tab/>'filterType': 'MAX_NUM_ALGO_ORDERS', </text:p>
      <text:p text:style-name="P4"><text:tab/><text:tab/><text:tab/>'maxNumAlgoOrders': 5</text:p>
      <text:p text:style-name="P4"><text:tab/><text:tab/>}], </text:p>
      <text:p text:style-name="P4"><text:tab/><text:tab/>'status': 'TRADING', </text:p>
      <text:p text:style-name="P4"><text:tab/><text:tab/>'quotePrecision': 8, </text:p>
      <text:p text:style-name="P4"><text:tab/><text:tab/>'orderTypes': [</text:p>
      <text:p text:style-name="P4"><text:tab/><text:tab/><text:tab/>'LIMIT', </text:p>
      <text:p text:style-name="P4"><text:tab/><text:tab/><text:tab/>'LIMIT_MAKER', </text:p>
      <text:p text:style-name="P4"><text:tab/><text:tab/><text:tab/>'MARKET', </text:p>
      <text:p text:style-name="P4"><text:tab/><text:tab/><text:tab/>'STOP_LOSS_LIMIT', </text:p>
      <text:p text:style-name="P4"><text:tab/><text:tab/><text:tab/>'TAKE_PROFIT_LIMIT'</text:p>
      <text:p text:style-name="P4"><text:tab/><text:tab/>],</text:p>
      <text:p text:style-name="P4"><text:tab/><text:tab/>'icebergAllowed': True, </text:p>
      <text:p text:style-name="P4"><text:tab/><text:tab/>'quoteAsset': 'USDT'}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6:42:06.806096957</dc:date>
    <dc:creator>serega  </dc:creator>
    <meta:document-statistic meta:table-count="0" meta:image-count="0" meta:object-count="0" meta:page-count="1" meta:paragraph-count="82" meta:word-count="135" meta:character-count="1743" meta:non-whitespace-character-count="1412"/>
    <meta:generator>LibreOffice/4.2.8.2$Linux_X86_64 LibreOffice_project/420m0$Build-2</meta:generator>
  </office:meta>
</office:document-meta>
</file>